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d639" officeooo:paragraph-rsid="000dd639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style:text-position="0% 100%" fo:font-size="12pt" officeooo:rsid="000dd639" officeooo:paragraph-rsid="000dd639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text-position="0% 100%" fo:font-size="12pt" officeooo:rsid="000e460a" officeooo:paragraph-rsid="000e460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dd639" officeooo:paragraph-rsid="000dd639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dd639" officeooo:paragraph-rsid="000dd639" style:font-size-asian="14pt" style:font-size-complex="14pt"/>
    </style:style>
    <style:style style:name="T1" style:family="text">
      <style:text-properties officeooo:rsid="000e4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I DSO</text:p>
      <text:p text:style-name="P1">Adoção de Pet</text:p>
      <text:p text:style-name="P2"/>
      <text:p text:style-name="P2">Cleberton Oliveira – 17205083</text:p>
      <text:p text:style-name="P3">Grupo 05</text:p>
      <text:p text:style-name="P1"/>
      <text:p text:style-name="P1"/>
      <text:p text:style-name="P5"><text:tab/>O <text:span text:style-name="T1">sistema tera um aplicativo de</text:span> registrar e exigir login <text:span text:style-name="T1">aos</text:span> clientes, que terão opções de adotar ou doar um animal. Ao procurar uma animal para adoção o sistema ira cruzar a preferencia do usuário com os animais cadastrados e entregar as opções para adoção. O sistema tera também <text:span text:style-name="T1">o</text:span> histórico, dizendo os animais que já colocou para adoção e os animais que adot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3:35:05.077543652</meta:creation-date>
    <meta:editing-duration>PT3M19S</meta:editing-duration>
    <meta:editing-cycles>2</meta:editing-cycles>
    <meta:generator>LibreOffice/5.1.6.2$Linux_X86_64 LibreOffice_project/10m0$Build-2</meta:generator>
    <dc:date>2018-10-01T03:54:30.166797388</dc:date>
    <meta:document-statistic meta:table-count="0" meta:image-count="0" meta:object-count="0" meta:page-count="1" meta:paragraph-count="5" meta:word-count="75" meta:character-count="429" meta:non-whitespace-character-count="357"/>
  </office:meta>
</office:document-meta>
</file>